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81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mande frequenti (FAQ)</text:h>
      <text:p text:style-name="Standard"><text:span text:style-name="T1">D</text:span>: Perché non redete le immagini sfocate, come nell'anteprima?</text:p>
      <text:p text:style-name="Standard"><text:span text:style-name="T1">R</text:span>: Redere sfocata parte dell’immagine non basta. Rimangono infatti abbastanza dati per ripristinare l'immagine. Usiamo solo strutture a mosaico larghe e colori pieni per rendere impossibile una ricostruzione dell’immagine.</text:p>
      <text:p text:style-name="Standard"/>
      <text:p text:style-name="Standard"><text:span text:style-name="T1">D</text:span>: Cosa succede con i metadati dell’immagine (per esempio le specifiche EXIF)?</text:p>
      <text:p text:style-name="Standard"><text:span text:style-name="T1">R</text:span>: La app crea al suo interno una nuova immagine e per fare ció utilizza solo i dati dell'immagine stessa. Tutti gli altri dati, metadati compresi, vengono cancellati (vedi <office:annotation office:name="__Annotation__3034_1733192627"><dc:creator>Unknown Author</dc:creator><dc:date>2019-01-26T14:10:50.305000000</dc:date><text:p text:style-name="P1"><text:span text:style-name="T5">Will link to image-analysis page</text:span></text:p></office:annotation>analisi immagine<office:annotation-end office:name="__Annotation__3034_1733192627"/>).</text:p>
      <text:p text:style-name="Standard"/>
      <text:p text:style-name="Standard"><text:span text:style-name="T1">D</text:span>: Perché avete reso disponibile questa app?</text:p>
      <text:p text:style-name="Standard"><text:span text:style-name="T1">R</text:span>: Vedi quanto scriviamo nella sezione <office:annotation office:name="__Annotation__3035_1733192627"><dc:creator>Unknown Author</dc:creator><dc:date>2019-01-26T14:11:05.955000000</dc:date><text:p text:style-name="P1"><text:span text:style-name="T5">Will link to about page</text:span></text:p></office:annotation>chi siamo<office:annotation-end office:name="__Annotation__3035_1733192627"/>!</text:p>
      <text:p text:style-name="Standard"/>
      <text:p text:style-name="Standard"><text:span text:style-name="T1">D</text:span>: https non è abbastanza sicuro per me! Posso usare la app tramite <office:annotation office:name="__Annotation__3036_1733192627"><dc:creator>Unknown Author</dc:creator><dc:date>2019-01-26T14:11:22.395000000</dc:date><text:p text:style-name="P1"><text:span text:style-name="T5">Will link to torproject.org</text:span></text:p></office:annotation>Tor<office:annotation-end office:name="__Annotation__3036_1733192627"/>?</text:p>
      <text:p text:style-name="Standard"><text:span text:style-name="T1">R</text:span>: Sì! Trovi il servizio Tor sotto <text:span text:style-name="T2"><office:annotation office:name="__Annotation__3037_1733192627"><dc:creator>Unknown Author</dc:creator><dc:date>2019-01-26T14:11:46.539000000</dc:date><text:p text:style-name="P1"><text:span text:style-name="T5">Will link to ImageVeil Tor hidden service</text:span></text:p></office:annotation></text:span><text:span text:style-name="T2">(...)</text:span><office:annotation-end office:name="__Annotation__3037_1733192627"/>.</text:p>
      <text:p text:style-name="Standard"/>
      <text:p text:style-name="Standard"><text:span text:style-name="T1">D</text:span>: Usate servizi di localizzazione?</text:p>
      <text:p text:style-name="Standard"><text:span text:style-name="T1">R</text:span>: No. Noi registriamo solo la data e l'ora di modifica delle immagini, per tenere traccia di quanto venga utilizzato ImageVeil. <text:span text:style-name="T3">Non</text:span> usiamo software di localizzazione, né plugin di Facebook, Twitter o Google e nemmeno reti pubblicitarie.</text:p>
      <text:p text:style-name="Standard"/>
      <text:p text:style-name="Standard"><text:span text:style-name="T1">D</text:span>: La mia foto è al sicuro con la vostra app?</text:p>
      <text:p text:style-name="Standard"><text:span text:style-name="T1">R</text:span>: Sì. L’immagine viene salvata solo una volta sui nostri server per breve tempo per permetterne la modifica e poi cancellata direttamente. A questo punto non abbiamo piú accesso all’immagine.</text:p>
      <text:p text:style-name="Standard"/>
      <text:p text:style-name="Standard"><text:span text:style-name="T1">D</text:span>: Posso contribuire alla app?</text:p>
      <text:p text:style-name="Standard"><text:span text:style-name="T1">R</text:span>: Certo! Se sai usare Kotlin, CSS o Javascript, puoi fare una pull request su <office:annotation office:name="__Annotation__3038_1733192627"><dc:creator>Unknown Author</dc:creator><dc:date>2019-01-26T14:12:13.289000000</dc:date><text:p text:style-name="P1"><text:span text:style-name="T5">Will link to ImageVeil Github repository</text:span></text:p></office:annotation>Github<office:annotation-end office:name="__Annotation__3038_1733192627"/>. Puoi anche farci sapere se hai trovato errori o inviarci suggerimenti. Trovi il nostro indirizzo e-mail nell‘ <office:annotation office:name="__Annotation__3039_1733192627"><dc:creator>Unknown Author</dc:creator><dc:date>2019-01-26T14:12:52.629000000</dc:date><text:p text:style-name="P1"><text:span text:style-name="T5">Will link to imprint page</text:span></text:p></office:annotation>Impressum<office:annotation-end office:name="__Annotation__3039_1733192627"/>.</text:p>
      <text:p text:style-name="Standard"/>
      <text:p text:style-name="Standard"><text:span text:style-name="T1">D</text:span>: Quali dati vengono memorizzati sul server?</text:p>
      <text:p text:style-name="Standard"><text:span text:style-name="T1">R</text:span>: Solo la data e l'ora in cui l'immagine è stata modificata (vedi <office:annotation office:name="__Annotation__3040_1733192627"><dc:creator>Unknown Author</dc:creator><dc:date>2019-01-26T14:13:10.634000000</dc:date><text:p text:style-name="P1"><text:span text:style-name="T5">Will link to statistics page</text:span></text:p></office:annotation>statistica<office:annotation-end office:name="__Annotation__3040_1733192627"/>). I tuoi dati appartengono a te esclusivamente!</text:p>
      <text:p text:style-name="Standard"/>
      <text:p text:style-name="Standard"><text:span text:style-name="T1">D</text:span>: Su quali browser funziona la app?</text:p>
      <text:p text:style-name="Standard"><text:span text:style-name="T1">R</text:span>:<office:annotation><dc:creator>Unknown Author</dc:creator><dc:date>2019-01-26T14:09:08.742000000</dc:date><text:p text:style-name="P1"><text:span text:style-name="T4">There will be a compatibility table here</text:span></text:p></office:annotation></text:p>
      <text:p text:style-name="Standard"/>
      <text:p text:style-name="Standard">O = senza restrizioni</text:p>
      <text:p text:style-name="Standard">! = Con restrizioni</text:p>
      <text:p text:style-name="Standard">X = Non disponibile</text:p>
      <text:p text:style-name="Standard">? = Non test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08:53.701000000</meta:creation-date>
    <dc:date>2019-01-26T14:13:28.950000000</dc:date>
    <meta:editing-duration>PT4M35S</meta:editing-duration>
    <meta:editing-cycles>1</meta:editing-cycles>
    <meta:document-statistic meta:table-count="0" meta:image-count="0" meta:object-count="0" meta:page-count="1" meta:paragraph-count="23" meta:word-count="295" meta:character-count="1810" meta:non-whitespace-character-count="1538"/>
    <meta:generator>LibreOffice/6.1.4.2$Windows_X86_64 LibreOffice_project/9d0f32d1f0b509096fd65e0d4bec26ddd1938fd3</meta:generator>
  </office:meta>
</office:document-meta>
</file>